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8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3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82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48cm"/>
    </style:style>
    <style:style style:name="gr6" style:family="graphic" style:parent-style-name="Default_5f_1">
      <style:graphic-properties draw:fill="none" draw:textarea-vertical-align="middle" draw:auto-grow-height="false" fo:min-height="3.602cm" fo:min-width="0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7cm"/>
    </style:style>
    <style:style style:name="gr8" style:family="graphic" style:parent-style-name="objectwithoutfill">
      <style:graphic-properties svg:stroke-width="0.051cm" svg:stroke-color="#a31f34" draw:marker-start-width="0.268cm" draw:marker-end-width="0.268cm" svg:stroke-linecap="round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stroke="solid" svg:stroke-width="0.051cm" svg:stroke-color="#a31f34" draw:marker-start-width="0.355cm" draw:marker-end-width="0.35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544cm"/>
    </style:style>
    <style:style style:name="pr3" style:family="presentation" style:parent-style-name="Default-outline1">
      <style:graphic-properties fo:min-height="8.588cm"/>
    </style:style>
    <style:style style:name="P1" style:family="paragraph">
      <style:paragraph-properties fo:text-align="start"/>
      <style:text-properties fo:font-size="17.8999996185303pt"/>
    </style:style>
    <style:style style:name="P2" style:family="paragraph">
      <loext:graphic-properties draw:fill="none" draw:fill-color="#ffffff"/>
      <style:paragraph-properties fo:text-align="start"/>
      <style:text-properties fo:font-size="17.8999996185303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style:text-position="-20% 58%" fo:font-size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font-size="17.8999996185303pt"/>
    </style:style>
    <style:style style:name="P7" style:family="paragraph">
      <loext:graphic-properties draw:fill="none" draw:fill-color="#ffffff"/>
      <style:paragraph-properties fo:text-align="center"/>
      <style:text-properties fo:font-size="17.8999996185303pt"/>
    </style:style>
    <style:style style:name="P8" style:family="paragraph">
      <loext:graphic-properties draw:fill="none"/>
      <style:paragraph-properties fo:text-align="center"/>
      <style:text-properties style:text-position="-20% 58%"/>
    </style:style>
    <style:style style:name="P9" style:family="paragraph">
      <style:paragraph-properties fo:text-align="center"/>
      <style:text-properties style:text-position="-20% 58%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20% 58%" fo:font-size="13pt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aleway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20% 58%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position="-20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03cm" svg:height="2.732cm" svg:x="2.956cm" svg:y="11.746cm">
          <draw:text-box>
            <text:p text:style-name="P1"><text:span text:style-name="T1">M</text:span><text:span text:style-name="T2">i</text:span><text:span text:style-name="T1">(1)=0</text:span></text:p>
          </draw:text-box>
        </draw:frame>
        <draw:frame draw:style-name="gr2" draw:text-style-name="P4" draw:layer="layout" svg:width="9.906cm" svg:height="0.996cm" svg:x="0cm" svg:y="14.224cm">
          <draw:text-box>
            <text:p text:style-name="P3">red: A31F34. blue: 325585</text:p>
          </draw:text-box>
        </draw:frame>
        <draw:custom-shape draw:style-name="gr3" draw:text-style-name="P5" draw:layer="layout" svg:width="2.032cm" svg:height="2.031cm" svg:x="5.299cm" svg:y="3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7.335cm" svg:y="3.987cm">
          <text:p/>
          <draw:enhanced-geometry svg:viewBox="0 0 21600 21600" draw:type="rectangle" draw:enhanced-path="M 0 0 L 21600 0 21600 21600 0 21600 0 0 Z N"/>
        </draw:custom-shape>
        <draw:path draw:style-name="gr3" draw:text-style-name="P5" xml:id="id3" draw:id="id3" draw:layer="layout" svg:width="2.031cm" svg:height="2.03cm" svg:x="5.303cm" svg:y="6.018cm" svg:viewBox="0 0 2032 2031" svg:d="M0 2031c0-677 0-1354 0-2031 677 0 1355 0 2032 0 0 677 0 1354 0 2031-677 0-1355 0-2032 0z">
          <text:p/>
        </draw:path>
        <draw:custom-shape draw:style-name="gr3" draw:text-style-name="P5" draw:layer="layout" svg:width="2.032cm" svg:height="2.031cm" svg:x="7.335cm" svg:y="6.0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5.29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7.335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5.299cm" svg:y="11.0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7.335cm" svg:y="11.0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03cm" svg:height="2.732cm" svg:x="5.303cm" svg:y="2.713cm">
          <draw:text-box>
            <text:p text:style-name="P6"><text:span text:style-name="T1">M</text:span><text:span text:style-name="T2">i</text:span><text:span text:style-name="T1">(0)=1</text:span></text:p>
          </draw:text-box>
        </draw:frame>
        <draw:frame draw:style-name="gr4" draw:text-style-name="P7" draw:layer="layout" svg:width="2.03cm" svg:height="2.732cm" svg:x="7.333cm" svg:y="2.713cm">
          <draw:text-box>
            <text:p text:style-name="P6"><text:span text:style-name="T1">M</text:span><text:span text:style-name="T2">i</text:span><text:span text:style-name="T1">(0)=0</text:span></text:p>
          </draw:text-box>
        </draw:frame>
        <draw:frame draw:style-name="gr4" draw:text-style-name="P2" draw:layer="layout" svg:width="2.03cm" svg:height="2.732cm" svg:x="2.969cm" svg:y="4.637cm">
          <draw:text-box>
            <text:p text:style-name="P1"><text:span text:style-name="T1">M</text:span><text:span text:style-name="T2">i</text:span><text:span text:style-name="T1">(1)=1</text:span></text:p>
          </draw:text-box>
        </draw:frame>
        <draw:frame draw:style-name="gr4" draw:text-style-name="P2" draw:layer="layout" svg:width="2.03cm" svg:height="2.732cm" svg:x="2.969cm" svg:y="6.707cm">
          <draw:text-box>
            <text:p text:style-name="P1"><text:span text:style-name="T1">M</text:span><text:span text:style-name="T2">i</text:span><text:span text:style-name="T1">(1)=0</text:span></text:p>
          </draw:text-box>
        </draw:frame>
        <draw:frame draw:style-name="gr4" draw:text-style-name="P2" draw:layer="layout" svg:width="2.03cm" svg:height="2.732cm" svg:x="2.969cm" svg:y="9.728cm">
          <draw:text-box>
            <text:p text:style-name="P1"><text:span text:style-name="T1">M</text:span><text:span text:style-name="T2">i</text:span><text:span text:style-name="T1">(1)=1</text:span></text:p>
          </draw:text-box>
        </draw:frame>
        <draw:frame draw:style-name="gr5" draw:text-style-name="P7" draw:layer="layout" svg:width="2.03cm" svg:height="1.898cm" svg:x="0.221cm" svg:y="5.653cm">
          <draw:text-box>
            <text:p text:style-name="P6"><text:span text:style-name="T1">D</text:span><text:span text:style-name="T2">i</text:span><text:span text:style-name="T1">=1</text:span></text:p>
          </draw:text-box>
        </draw:frame>
        <draw:custom-shape draw:style-name="gr6" draw:text-style-name="P8" draw:layer="layout" svg:width="0.511cm" svg:height="4.062cm" svg:x="2cm" svg:y="3.98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2.03cm" svg:height="1.898cm" svg:x="0.221cm" svg:y="10.733cm">
          <draw:text-box>
            <text:p text:style-name="P6"><text:span text:style-name="T1">D</text:span><text:span text:style-name="T2">i</text:span><text:span text:style-name="T1">=0</text:span></text:p>
          </draw:text-box>
        </draw:frame>
        <draw:custom-shape draw:style-name="gr6" draw:text-style-name="P8" draw:layer="layout" svg:width="0.511cm" svg:height="4.062cm" svg:x="2cm" svg:y="9.0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5.843cm" svg:height="1.977cm" svg:x="3.269cm" svg:y="1cm">
          <draw:text-box>
            <text:p text:style-name="P6"><text:span text:style-name="T3">E[ Y</text:span><text:span text:style-name="T4">i</text:span><text:span text:style-name="T5">(d, m) | . . . ]</text:span></text:p>
          </draw:text-box>
        </draw:frame>
        <draw:line draw:style-name="gr8" draw:text-style-name="P8" draw:layer="layout" svg:x1="6.363cm" svg:y1="5.094cm" svg:x2="6.363cm" svg:y2="10.174cm">
          <text:p/>
        </draw:line>
        <draw:connector draw:style-name="gr9" draw:text-style-name="P8" draw:layer="layout" draw:type="curve" svg:x1="8.424cm" svg:y1="4.994cm" svg:x2="8.424cm" svg:y2="7.025cm" svg:d="M8424 4994v2031" svg:viewBox="0 0 1 2032">
          <text:p/>
        </draw:connector>
        <draw:custom-shape draw:style-name="gr10" draw:text-style-name="P9" xml:id="id1" draw:id="id1" draw:layer="layout" svg:width="0.283cm" svg:height="0.283cm" svg:x="6.168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2" draw:id="id2" draw:layer="layout" svg:width="0.283cm" svg:height="0.283cm" svg:x="6.168cm" svg:y="9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curve" svg:x1="6.31cm" svg:y1="5.109cm" svg:x2="6.31cm" svg:y2="9.955cm" draw:start-shape="id1" draw:start-glue-point="8" draw:end-shape="id2" draw:end-glue-point="4" svg:d="M6310 5109v4846" svg:viewBox="0 0 1 4847">
          <text:p/>
        </draw:connector>
        <draw:connector draw:style-name="gr11" draw:text-style-name="P8" draw:layer="layout" draw:type="curve" svg:x1="6.41cm" svg:y1="4.867cm" svg:x2="7.335cm" svg:y2="7.033cm" draw:start-shape="id1" draw:start-glue-point="11" draw:end-shape="id3" svg:d="M6410 4867c2176 0 1714 2166 925 2166" svg:viewBox="0 0 1582 2167">
          <text:p text:style-name="P10"><text:span text:style-name="T6">`</text:span></text:p>
        </draw:connector>
        <draw:connector draw:style-name="gr9" draw:text-style-name="P8" draw:layer="layout" draw:type="curve" svg:x1="6.168cm" svg:y1="4.968cm" svg:x2="6.168cm" svg:y2="10.097cm" draw:start-shape="id1" draw:start-glue-point="6" draw:end-shape="id2" draw:end-glue-point="6" svg:d="M6168 4968c-751 0-751 5129 0 5129" svg:viewBox="0 0 564 5130">
          <text:p/>
        </draw:connector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.032cm" svg:height="2.031cm" svg:x="5.286cm" svg:y="3.9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7.322cm" svg:y="3.973cm">
          <text:p/>
          <draw:enhanced-geometry svg:viewBox="0 0 21600 21600" draw:type="rectangle" draw:enhanced-path="M 0 0 L 21600 0 21600 21600 0 21600 0 0 Z N"/>
        </draw:custom-shape>
        <draw:path draw:style-name="gr3" draw:text-style-name="P5" xml:id="id6" draw:id="id6" draw:layer="layout" svg:width="2.031cm" svg:height="2.03cm" svg:x="5.29cm" svg:y="6.004cm" svg:viewBox="0 0 2032 2031" svg:d="M0 2031c0-677 0-1354 0-2031 677 0 1355 0 2032 0 0 677 0 1354 0 2031-677 0-1355 0-2032 0z">
          <text:p/>
        </draw:path>
        <draw:custom-shape draw:style-name="gr3" draw:text-style-name="P5" draw:layer="layout" svg:width="2.032cm" svg:height="2.031cm" svg:x="7.322cm" svg:y="6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5.286cm" svg:y="9.0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7.322cm" svg:y="9.0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5.286cm" svg:y="11.0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32cm" svg:height="2.031cm" svg:x="7.322cm" svg:y="11.08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03cm" svg:height="2.732cm" svg:x="5.29cm" svg:y="2.699cm">
          <draw:text-box>
            <text:p text:style-name="P6"><text:span text:style-name="T1">M</text:span><text:span text:style-name="T2">i</text:span><text:span text:style-name="T1">(0)=1</text:span></text:p>
          </draw:text-box>
        </draw:frame>
        <draw:frame draw:style-name="gr4" draw:text-style-name="P7" draw:layer="layout" svg:width="2.03cm" svg:height="2.732cm" svg:x="7.32cm" svg:y="2.699cm">
          <draw:text-box>
            <text:p text:style-name="P6"><text:span text:style-name="T1">M</text:span><text:span text:style-name="T2">i</text:span><text:span text:style-name="T1">(0)=0</text:span></text:p>
          </draw:text-box>
        </draw:frame>
        <draw:frame draw:style-name="gr4" draw:text-style-name="P2" draw:layer="layout" svg:width="2.03cm" svg:height="2.732cm" svg:x="2.956cm" svg:y="4.623cm">
          <draw:text-box>
            <text:p text:style-name="P1"><text:span text:style-name="T1">M</text:span><text:span text:style-name="T2">i</text:span><text:span text:style-name="T1">(1)=1</text:span></text:p>
          </draw:text-box>
        </draw:frame>
        <draw:frame draw:style-name="gr4" draw:text-style-name="P2" draw:layer="layout" svg:width="2.03cm" svg:height="2.732cm" svg:x="2.956cm" svg:y="6.693cm">
          <draw:text-box>
            <text:p text:style-name="P1"><text:span text:style-name="T1">M</text:span><text:span text:style-name="T2">i</text:span><text:span text:style-name="T1">(1)=0</text:span></text:p>
          </draw:text-box>
        </draw:frame>
        <draw:frame draw:style-name="gr4" draw:text-style-name="P2" draw:layer="layout" svg:width="2.03cm" svg:height="2.732cm" svg:x="2.956cm" svg:y="9.714cm">
          <draw:text-box>
            <text:p text:style-name="P1"><text:span text:style-name="T1">M</text:span><text:span text:style-name="T2">i</text:span><text:span text:style-name="T1">(1)=1</text:span></text:p>
          </draw:text-box>
        </draw:frame>
        <draw:frame draw:style-name="gr4" draw:text-style-name="P2" draw:layer="layout" svg:width="2.03cm" svg:height="2.732cm" svg:x="2.956cm" svg:y="11.746cm">
          <draw:text-box>
            <text:p text:style-name="P1"><text:span text:style-name="T1">M</text:span><text:span text:style-name="T2">i</text:span><text:span text:style-name="T1">(1)=0</text:span></text:p>
          </draw:text-box>
        </draw:frame>
        <draw:frame draw:style-name="gr5" draw:text-style-name="P7" draw:layer="layout" svg:width="2.03cm" svg:height="1.898cm" svg:x="0.208cm" svg:y="5.639cm">
          <draw:text-box>
            <text:p text:style-name="P6"><text:span text:style-name="T1">D</text:span><text:span text:style-name="T2">i</text:span><text:span text:style-name="T1">=1</text:span></text:p>
          </draw:text-box>
        </draw:frame>
        <draw:custom-shape draw:style-name="gr6" draw:text-style-name="P8" draw:layer="layout" svg:width="0.511cm" svg:height="4.062cm" svg:x="1.987cm" svg:y="3.9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2.03cm" svg:height="1.898cm" svg:x="0.208cm" svg:y="10.719cm">
          <draw:text-box>
            <text:p text:style-name="P6"><text:span text:style-name="T1">D</text:span><text:span text:style-name="T2">i</text:span><text:span text:style-name="T1">=0</text:span></text:p>
          </draw:text-box>
        </draw:frame>
        <draw:custom-shape draw:style-name="gr6" draw:text-style-name="P8" draw:layer="layout" svg:width="0.511cm" svg:height="4.062cm" svg:x="1.987cm" svg:y="9.0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5.843cm" svg:height="1.977cm" svg:x="3.256cm" svg:y="0.986cm">
          <draw:text-box>
            <text:p text:style-name="P6"><text:span text:style-name="T3">E[ Y</text:span><text:span text:style-name="T4">i</text:span><text:span text:style-name="T5">(d, m) | . . . ]</text:span></text:p>
          </draw:text-box>
        </draw:frame>
        <draw:frame draw:style-name="gr2" draw:text-style-name="P4" draw:layer="layout" svg:width="9.906cm" svg:height="0.996cm" svg:x="0cm" svg:y="14.224cm">
          <draw:text-box>
            <text:p text:style-name="P3">SI #1</text:p>
          </draw:text-box>
        </draw:frame>
        <draw:line draw:style-name="gr8" draw:text-style-name="P8" draw:layer="layout" svg:x1="6.35cm" svg:y1="5.08cm" svg:x2="6.35cm" svg:y2="10.16cm">
          <text:p/>
        </draw:line>
        <draw:connector draw:style-name="gr9" draw:text-style-name="P8" draw:layer="layout" draw:type="curve" svg:x1="8.411cm" svg:y1="4.98cm" svg:x2="8.411cm" svg:y2="7.011cm" svg:d="M8411 4980v2031" svg:viewBox="0 0 1 2032">
          <text:p/>
        </draw:connector>
        <draw:connector draw:style-name="gr13" draw:text-style-name="P8" draw:layer="layout" draw:type="curve" draw:line-skew="-0.528cm" svg:x1="6.196cm" svg:y1="4.968cm" svg:x2="6.184cm" svg:y2="10.072cm" draw:start-shape="id4" draw:start-glue-point="6" draw:end-shape="id5" draw:end-glue-point="3" svg:d="M6196 4968c-1561 0-1555 5104-12 5104" svg:viewBox="0 0 1171 5105">
          <text:p/>
        </draw:connector>
        <draw:custom-shape draw:style-name="gr10" draw:text-style-name="P9" xml:id="id4" draw:id="id4" draw:layer="layout" svg:width="0.283cm" svg:height="0.283cm" svg:x="6.196cm" svg:y="4.826cm">
          <text:p text:style-name="P10"><text:span text:style-name="T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5" draw:id="id5" draw:layer="layout" svg:width="0.283cm" svg:height="0.283cm" svg:x="6.184cm" svg:y="9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curve" svg:x1="6.338cm" svg:y1="5.109cm" svg:x2="6.326cm" svg:y2="9.931cm" draw:start-shape="id4" draw:start-glue-point="8" draw:end-shape="id5" draw:end-glue-point="4" svg:d="M6338 5109c0 3616-12 1206-12 4822" svg:viewBox="0 0 13 4823">
          <text:p/>
        </draw:connector>
        <draw:connector draw:style-name="gr11" draw:text-style-name="P8" draw:layer="layout" draw:type="curve" svg:x1="6.438cm" svg:y1="4.867cm" svg:x2="7.322cm" svg:y2="7.019cm" draw:start-shape="id4" draw:start-glue-point="11" draw:end-shape="id6" svg:d="M6438 4867c2115 0 1673 2152 884 2152" svg:viewBox="0 0 1538 2153">
          <text:p text:style-name="P10"><text:span text:style-name="T6">`</text:span></text:p>
        </draw:connector>
        <draw:connector draw:style-name="gr9" draw:text-style-name="P8" draw:layer="layout" draw:type="curve" svg:x1="6.196cm" svg:y1="4.968cm" svg:x2="6.184cm" svg:y2="10.073cm" draw:start-shape="id4" draw:start-glue-point="6" draw:end-shape="id5" draw:end-glue-point="6" svg:d="M6196 4968c-769 0-763 5105-12 5105" svg:viewBox="0 0 577 5106">
          <text:p/>
        </draw:connector>
        <draw:custom-shape draw:style-name="gr10" draw:text-style-name="P9" xml:id="id7" draw:id="id7" draw:layer="layout" svg:width="0.283cm" svg:height="0.283cm" svg:x="6.184cm" svg:y="6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-0.528cm" svg:x1="6.184cm" svg:y1="6.971cm" svg:x2="6.184cm" svg:y2="12.079cm" draw:start-shape="id7" draw:start-glue-point="6" draw:end-shape="id8" draw:end-glue-point="3" svg:d="M6184 6971c-1543 0-1543 5108 0 5108" svg:viewBox="0 0 1158 5109">
          <text:p/>
        </draw:connector>
        <draw:custom-shape draw:style-name="gr10" draw:text-style-name="P9" xml:id="id8" draw:id="id8" draw:layer="layout" svg:width="0.283cm" svg:height="0.283cm" svg:x="6.184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-0.528cm" svg:x1="8.184cm" svg:y1="4.968cm" svg:x2="8.172cm" svg:y2="10.072cm" draw:start-shape="id9" draw:start-glue-point="6" draw:end-shape="id10" draw:end-glue-point="3" svg:d="M8184 4968c-1561 0-1555 5104-12 5104" svg:viewBox="0 0 1171 5105">
          <text:p/>
        </draw:connector>
        <draw:custom-shape draw:style-name="gr10" draw:text-style-name="P9" xml:id="id9" draw:id="id9" draw:layer="layout" svg:width="0.283cm" svg:height="0.283cm" svg:x="8.184cm" svg:y="4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0.283cm" svg:height="0.283cm" svg:x="8.172cm" svg:y="9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1" draw:id="id11" draw:layer="layout" svg:width="0.283cm" svg:height="0.283cm" svg:x="8.172cm" svg:y="6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-0.528cm" svg:x1="8.172cm" svg:y1="6.971cm" svg:x2="8.172cm" svg:y2="12.079cm" draw:start-shape="id11" draw:start-glue-point="6" draw:end-shape="id12" draw:end-glue-point="3" svg:d="M8172 6971c-1543 0-1543 5108 0 5108" svg:viewBox="0 0 1158 5109">
          <text:p/>
        </draw:connector>
        <draw:custom-shape draw:style-name="gr10" draw:text-style-name="P9" xml:id="id12" draw:id="id12" draw:layer="layout" svg:width="0.283cm" svg:height="0.283cm" svg:x="8.172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9.144cm" svg:height="3.347cm" svg:x="0.508cm" svg:y="0.207cm" presentation:class="title" presentation:placeholder="true">
          <draw:text-box/>
        </draw:frame>
        <draw:frame presentation:style-name="pr3" draw:layer="layout" svg:width="9.144cm" svg:height="8.838cm" svg:x="0.508cm" svg:y="3.562cm" presentation:class="outline" presentation:placeholder="true">
          <draw:text-box/>
        </draw:fram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a31f34" draw:marker-start-width="0.203cm" draw:marker-start-center="false" draw:marker-end-width="0.203cm" draw:marker-end-center="false" draw:fill="solid" draw:fill-color="#a31f3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aleway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aleway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2cm" fo:margin-bottom="0cm" fo:text-indent="0cm"/>
      <style:text-properties fo:font-size="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3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9cm" fo:margin-bottom="0cm" fo:text-indent="0cm"/>
      <style:text-properties fo:font-size="19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15.2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9.144cm" svg:height="2.544cm" svg:x="0.508cm" svg:y="0.608cm" presentation:class="title" presentation:placeholder="true">
        <draw:text-box/>
      </draw:frame>
      <draw:frame presentation:style-name="Default-outline1" draw:layer="backgroundobjects" svg:width="9.144cm" svg:height="8.838cm" svg:x="0.508cm" svg:y="3.562cm" presentation:class="outline" presentation:placeholder="true">
        <draw:text-box/>
      </draw:frame>
      <draw:frame presentation:style-name="Mpr1" draw:text-style-name="MP2" draw:layer="backgroundobjects" svg:width="2.367cm" svg:height="1.05cm" svg:x="0.508cm" svg:y="13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2cm" svg:height="1.05cm" svg:x="3.472cm" svg:y="13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67cm" svg:height="1.05cm" svg:x="7.282cm" svg:y="13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n Knox</meta:initial-creator>
    <meta:creation-date>2018-12-15T02:48:50.789621092</meta:creation-date>
    <dc:date>2018-12-15T03:46:18.055430463</dc:date>
    <dc:creator>Dean Knox</dc:creator>
    <meta:editing-duration>PT25M53S</meta:editing-duration>
    <meta:editing-cycles>4</meta:editing-cycles>
    <meta:generator>LibreOffice/6.0.6.2$Linux_X86_64 LibreOffice_project/00m0$Build-2</meta:generator>
    <meta:document-statistic meta:object-count="93"/>
  </office:meta>
</office:document-meta>
</file>